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13.14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37.11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4.3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ro9" style:family="table-row">
      <style:table-row-properties style:row-height="13.4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name-asian="Arial" style:font-size-asian="10pt" style:font-name-complex="DejaVu Sans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style:font-size-asian="12pt" style:font-size-complex="12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009933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2"/>
        <table:table-column table:style-name="co8" table:number-columns-repeated="248" table:default-cell-style-name="ce22"/>
        <table:table-column table:style-name="co9" table:number-columns-repeated="769" table:default-cell-style-name="ce2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9" office:value-type="string" calcext:value-type="string">
            <text:p>Qty</text:p>
          </table:table-cell>
          <table:table-cell table:style-name="ce20" office:value-type="string" calcext:value-type="string">
            <text:p>Estimated</text:p>
            <text:p> Price per Unit (euro)</text:p>
          </table:table-cell>
          <table:table-cell table:style-name="ce19" office:value-type="string" calcext:value-type="string">
            <text:p>Total</text:p>
            <text:p> Price (euro)</text:p>
          </table:table-cell>
          <table:table-cell table:style-name="ce21"/>
          <table:table-cell table:style-name="ce25" table:number-columns-repeated="18"/>
          <table:table-cell table:style-name="ce21" table:number-columns-repeated="999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_slot20_180.fcstd</text:p>
          </table:table-cell>
          <table:table-cell office:value-type="string" calcext:value-type="string">
            <text:p>T slot 20x20 L180</text:p>
          </table:table-cell>
          <table:table-cell table:style-name="ce12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D18]*[.E18]" office:value-type="float" office:value="3.6" calcext:value-type="float">
            <text:p>3.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VC_tube</text:p>
          </table:table-cell>
          <table:table-cell table:style-name="ce2" office:value-type="string" calcext:value-type="string">
            <text:p>PVC tube Φ32 L2m</text:p>
          </table:table-cell>
          <table:table-cell table:style-name="ce13" table:formula="of:=HYPERLINK(&quot;http://e-damianakis.gr/category-127/category-128/category-130/condur-conflex/akamptos-euthugrammos-swlhnas-condur-o32-kouvidis.html&quot;;&quot;[4]&quot;)" office:value-type="string" office:string-value="[4]" calcext:value-type="string">
            <text:p>[4]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9]*[.E19]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4<text:span text:style-name="T1">th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4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23" table:number-columns-repeated="1018"/>
        </table:table-row>
        <table:table-row table:style-name="ro2">
          <table:table-cell table:style-name="ce2" office:value-type="string" calcext:value-type="string">
            <text:p>M5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4]*[.D34]" office:value-type="float" office:value="11.2" calcext:value-type="float">
            <text:p>11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5]*[.D35]" office:value-type="float" office:value="61.6" calcext:value-type="float">
            <text:p>6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5 Head Cap Screw L14</text:p>
          </table:table-cell>
          <table:table-cell table:style-name="ce5" office:value-type="string" calcext:value-type="string">
            <text:p>for pcb moun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0.4" calcext:value-type="float">
            <text:p>0.4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 calcext:value-type="string">
            <text:p>M5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50</text:p>
          </table:table-cell>
          <table:table-cell table:style-name="ce2" office:value-type="string" calcext:value-type="string">
            <text:p>for axis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 and DC motor mount flange,</text:p>
            <text:p>Encoder holde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style-name="ce24" table:number-columns-repeated="1018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Head Cap Screw L18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motor mount</text:p>
          </table:table-cell>
          <table:table-cell table:style-name="ce10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table:formula="of:=[.D50]*[.E50]" office:value-type="float" office:value="1.44" calcext:value-type="float">
            <text:p>1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4 Washer</text:p>
          </table:table-cell>
          <table:table-cell table:style-name="ce2" office:value-type="string" calcext:value-type="string">
            <text:p>for motor mount, OD: 9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1018"/>
        </table:table-row>
        <table:table-row table:style-name="ro6">
          <table:table-cell table:style-name="ce4" table:number-columns-repeated="2"/>
          <table:table-cell table:style-name="ce15" table:number-columns-repeated="4"/>
          <table:table-cell table:style-name="ce23" table:number-columns-repeated="1018"/>
        </table:table-row>
        <table:table-row table:style-name="ro2">
          <table:table-cell table:style-name="ce2" office:value-type="string" calcext:value-type="string">
            <text:p>Ball Bearing 6007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4]*[.E54]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5]*[.E55]" office:value-type="float" office:value="3.2" calcext:value-type="float">
            <text:p>3.2</text:p>
          </table:table-cell>
          <table:table-cell table:number-columns-repeated="1018"/>
        </table:table-row>
        <table:table-row table:style-name="ro7">
          <table:table-cell table:style-name="ce4" table:number-columns-repeated="2"/>
          <table:table-cell table:style-name="ce15" table:number-columns-repeated="4"/>
          <table:table-cell table:style-name="ce23" table:number-columns-repeated="1018"/>
        </table:table-row>
        <table:table-row table:style-name="ro7">
          <table:table-cell table:style-name="ce2" office:value-type="string" calcext:value-type="string">
            <text:p>Timing Pulley GT2, 6mm Belt, 20 Tooth, 5mm Bore</text:p>
          </table:table-cell>
          <table:table-cell/>
          <table:table-cell table:style-name="ce17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7]*[.E57]" office:value-type="float" office:value="8" calcext:value-type="float">
            <text:p>8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7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8]*[.E58]" office:value-type="float" office:value="12" calcext:value-type="float">
            <text:p>12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AZ axis</text:p>
          </table:table-cell>
          <table:table-cell table:style-name="ce17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9]*[.E59]" office:value-type="float" office:value="1.5" calcext:value-type="float">
            <text:p>1.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iming Belt GT2, 202mm, Wide 6mm</text:p>
          </table:table-cell>
          <table:table-cell office:value-type="string" calcext:value-type="string">
            <text:p>for EL axis</text:p>
          </table:table-cell>
          <table:table-cell table:style-name="ce13" table:formula="of:=HYPERLINK(&quot;http://grobotronics.com/timing-belt-gt2-202mm.html&quot;;&quot;[2]&quot;)" office:value-type="string" office:string-value="[2]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0]*[.E6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23" table:number-columns-repeated="1018"/>
        </table:table-row>
        <table:table-row table:style-name="ro8">
          <table:table-cell table:style-name="ce6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8" table:formula="of:=HYPERLINK(&quot;http://ams.com/eng/Products/Position-Sensors/Magnets/AS5000-MD6H-3&quot;;&quot;[5]&quot;)" office:value-type="string" office:string-value="[5]" calcext:value-type="string">
            <text:p>[5]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E62]*[.D62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5" table:number-columns-repeated="4"/>
          <table:table-cell table:style-name="ce23"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62])" office:value-type="float" office:value="216.52" calcext:value-type="float">
            <text:p>216.5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21:39:55.202308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00:18:54.878837597</dc:date>
    <dc:creator>Azisi </dc:creator>
    <meta:editing-duration>PT11H23M9S</meta:editing-duration>
    <meta:editing-cycles>26</meta:editing-cycles>
    <meta:generator>LibreOffice/4.4.7.2$Linux_X86_64 LibreOffice_project/40$Build-2</meta:generator>
    <meta:document-statistic meta:table-count="1" meta:cell-count="347" meta:object-count="0"/>
  </office:meta>
</office:document-meta>
</file>